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31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654in"/>
    </style:style>
    <style:style style:name="co4" style:family="table-column">
      <style:table-column-properties fo:break-before="auto" style:column-width="2.3374in"/>
    </style:style>
    <style:style style:name="co5" style:family="table-column">
      <style:table-column-properties fo:break-before="auto" style:column-width="3.998in"/>
    </style:style>
    <style:style style:name="co6" style:family="table-column">
      <style:table-column-properties fo:break-before="auto" style:column-width="2.00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  <style:style style:name="ce2" style:family="table-cell" style:parent-style-name="Default" style:data-style-name="N36"/>
    <style:style style:name="ce3" style:family="table-cell" style:parent-style-name="Default" style:data-style-name="N84"/>
    <style:style style:name="ce4" style:family="table-cell" style:parent-style-name="Default">
      <style:table-cell-properties fo:wrap-option="wrap"/>
      <style:text-properties fo:color="#ff9900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allery theme [en-US]</text:p>
          </table:table-cell>
          <table:table-cell office:value-type="string">
            <text:p>Gallery theme [HU]</text:p>
          </table:table-cell>
          <table:table-cell office:value-type="string">
            <text:p>NoE</text:p>
          </table:table-cell>
          <table:table-cell office:value-type="string">
            <text:p>Origi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/>
        </table:table-row>
        <table:table-row table:style-name="ro1">
          <table:table-cell office:value-type="string">
            <text:p>Shapes - polygons</text:p>
          </table:table-cell>
          <table:table-cell office:value-type="string">
            <text:p>Alakzatok - poligon</text:p>
          </table:table-cell>
          <table:table-cell office:value-type="float" office:value="32">
            <text:p>3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Shapes 1</text:p>
          </table:table-cell>
          <table:table-cell office:value-type="string">
            <text:p>Alakzatok 1</text:p>
          </table:table-cell>
          <table:table-cell office:value-type="float" office:value="60">
            <text:p>60</text:p>
          </table:table-cell>
          <table:table-cell office:value-type="string">
            <text:p>fr.openoffice.org</text:p>
          </table:table-cell>
          <table:table-cell office:value-type="string">
            <text:p>01-12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office:value-type="string">
            <text:p>13-2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penOffice.org 1.1.x</text:p>
          </table:table-cell>
          <table:table-cell office:value-type="string">
            <text:p>26-4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46-60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 office:value-type="string">
            <text:p>Some of them based on <text:s/>Boris Maric LGPL work from VectorPortal.com</text:p>
          </table:table-cell>
        </table:table-row>
        <table:table-row table:style-name="ro1">
          <table:table-cell office:value-type="string">
            <text:p>Shapes 2</text:p>
          </table:table-cell>
          <table:table-cell office:value-type="string">
            <text:p>Alakzatok 2</text:p>
          </table:table-cell>
          <table:table-cell office:value-type="float" office:value="72">
            <text:p>72</text:p>
          </table:table-cell>
          <table:table-cell office:value-type="string">
            <text:p>fr.openoffice.org</text:p>
          </table:table-cell>
          <table:table-cell table:style-name="ce2" office:value-type="string">
            <text:p>1-11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dipodi</text:p>
          </table:table-cell>
          <table:table-cell office:value-type="string">
            <text:p>12-18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decorativ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VectorPortal.com</text:p>
          </table:table-cell>
          <table:table-cell office:value-type="string">
            <text:p>19-72</text:p>
          </table:table-cell>
          <table:table-cell/>
          <table:table-cell office:value-type="string">
            <text:p>Boris Maric</text:p>
          </table:table-cell>
          <table:table-cell table:style-name="ce4" office:value-type="string">
            <text:p><text:a xlink:href="mailto:borismaric@email.com">borismaric@email.com</text:a> </text:p>
          </table:table-cell>
          <table:table-cell office:value-type="string">
            <text:p>LGPL</text:p>
          </table:table-cell>
          <table:table-cell office:value-type="string">
            <text:p>http://www.vectorportal.com/</text:p>
          </table:table-cell>
          <table:table-cell/>
        </table:table-row>
        <table:table-row table:style-name="ro1">
          <table:table-cell office:value-type="string">
            <text:p>Animals</text:p>
          </table:table-cell>
          <table:table-cell office:value-type="string">
            <text:p>Állatok</text:p>
          </table:table-cell>
          <table:table-cell office:value-type="float" office:value="32">
            <text:p>3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ars</text:p>
          </table:table-cell>
          <table:table-cell office:value-type="string">
            <text:p>Autók 1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PrOOo-Box</text:p>
          </table:table-cell>
          <table:table-cell table:number-columns-repeated="3"/>
          <table:table-cell office:value-type="string">
            <text:p>http://www.prooo-box.org/</text:p>
          </table:table-cell>
          <table:table-cell/>
        </table:table-row>
        <table:table-row table:style-name="ro1">
          <table:table-cell office:value-type="string">
            <text:p>Bugs</text:p>
          </table:table-cell>
          <table:table-cell office:value-type="string">
            <text:p>Bogarak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PrOOo-Box</text:p>
          </table:table-cell>
          <table:table-cell table:number-columns-repeated="3"/>
          <table:table-cell office:value-type="string">
            <text:p>http://www.prooo-box.org/</text:p>
          </table:table-cell>
          <table:table-cell/>
        </table:table-row>
        <table:table-row table:style-name="ro1">
          <table:table-cell office:value-type="string">
            <text:p>Bullets 2</text:p>
          </table:table-cell>
          <table:table-cell office:value-type="string">
            <text:p>Felsorolásjel 2</text:p>
          </table:table-cell>
          <table:table-cell office:value-type="float" office:value="174">
            <text:p>174</text:p>
          </table:table-cell>
          <table:table-cell office:value-type="string">
            <text:p>OpenOffice.org</text:p>
          </table:table-cell>
          <table:table-cell/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office:value-type="string">
            <text:p>Cisco - Other</text:p>
          </table:table-cell>
          <table:table-cell office:value-type="string">
            <text:p>Cisco - Egyéb</text:p>
          </table:table-cell>
          <table:table-cell office:value-type="float" office:value="85">
            <text:p>85</text:p>
          </table:table-cell>
          <table:table-cell office:value-type="string">
            <text:p>Cisco</text:p>
          </table:table-cell>
          <table:table-cell table:number-columns-repeated="4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Cisco - Media</text:p>
          </table:table-cell>
          <table:table-cell office:value-type="string">
            <text:p>Cisco - Media</text:p>
          </table:table-cell>
          <table:table-cell office:value-type="float" office:value="13">
            <text:p>13</text:p>
          </table:table-cell>
          <table:table-cell office:value-type="string">
            <text:p>Cisco</text:p>
          </table:table-cell>
          <table:table-cell table:number-columns-repeated="4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Cisco - Products</text:p>
          </table:table-cell>
          <table:table-cell office:value-type="string">
            <text:p>Cisco - Termékek</text:p>
          </table:table-cell>
          <table:table-cell office:value-type="float" office:value="186">
            <text:p>186</text:p>
          </table:table-cell>
          <table:table-cell office:value-type="string">
            <text:p>Cisco</text:p>
          </table:table-cell>
          <table:table-cell table:number-columns-repeated="4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Cisco - WAN - LAN</text:p>
          </table:table-cell>
          <table:table-cell office:value-type="string">
            <text:p>Cisco - WAN - LAN</text:p>
          </table:table-cell>
          <table:table-cell office:value-type="float" office:value="33">
            <text:p>33</text:p>
          </table:table-cell>
          <table:table-cell office:value-type="string">
            <text:p>Cisco</text:p>
          </table:table-cell>
          <table:table-cell table:number-columns-repeated="4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Domino - usual</text:p>
          </table:table-cell>
          <table:table-cell office:value-type="string">
            <text:p>Dominó - hagyományos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Domino - numbered</text:p>
          </table:table-cell>
          <table:table-cell office:value-type="string">
            <text:p>Dominó - számozott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1</text:p>
          </table:table-cell>
          <table:table-cell office:value-type="string">
            <text:p>Elektronika - alkatrészek 1</text:p>
          </table:table-cell>
          <table:table-cell office:value-type="float" office:value="33">
            <text:p>33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2</text:p>
          </table:table-cell>
          <table:table-cell office:value-type="string">
            <text:p>Elektronika - alkatrészek 2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3</text:p>
          </table:table-cell>
          <table:table-cell office:value-type="string">
            <text:p>Elektronika - alkatrészek 3</text:p>
          </table:table-cell>
          <table:table-cell office:value-type="float" office:value="29">
            <text:p>29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4</text:p>
          </table:table-cell>
          <table:table-cell office:value-type="string">
            <text:p>Elektronika - alkatrészek 4</text:p>
          </table:table-cell>
          <table:table-cell office:value-type="float" office:value="14">
            <text:p>14</text:p>
          </table:table-cell>
          <table:table-cell office:value-type="string">
            <text:p>Xfig</text:p>
          </table:table-cell>
          <table:table-cell table:number-columns-repeated="4"/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Electronics - circuit</text:p>
          </table:table-cell>
          <table:table-cell office:value-type="string">
            <text:p>Elektronika - áramkörök</text:p>
          </table:table-cell>
          <table:table-cell office:value-type="float" office:value="7">
            <text:p>7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signs</text:p>
          </table:table-cell>
          <table:table-cell office:value-type="string">
            <text:p>Elektronika - jelek</text:p>
          </table:table-cell>
          <table:table-cell office:value-type="float" office:value="14">
            <text:p>14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gauges</text:p>
          </table:table-cell>
          <table:table-cell office:value-type="string">
            <text:p>Elektronika - mérőeszközö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People</text:p>
          </table:table-cell>
          <table:table-cell office:value-type="string">
            <text:p>Emberek</text:p>
          </table:table-cell>
          <table:table-cell office:value-type="float" office:value="20">
            <text:p>20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overlay</text:p>
          </table:table-cell>
          <table:table-cell office:value-type="string">
            <text:p>Építészet - burkolat</text:p>
          </table:table-cell>
          <table:table-cell office:value-type="float" office:value="4">
            <text:p>4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furnitures</text:p>
          </table:table-cell>
          <table:table-cell office:value-type="string">
            <text:p>Építészet – butoro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buildings</text:p>
          </table:table-cell>
          <table:table-cell office:value-type="string">
            <text:p>Építészet - épületek</text:p>
          </table:table-cell>
          <table:table-cell office:value-type="float" office:value="8">
            <text:p>8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bathroom, kitchen</text:p>
          </table:table-cell>
          <table:table-cell office:value-type="string">
            <text:p>Építészet - fürdőszoba, konyha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kitchen</text:p>
          </table:table-cell>
          <table:table-cell office:value-type="string">
            <text:p>Építészet - konyha</text:p>
          </table:table-cell>
          <table:table-cell office:value-type="float" office:value="8">
            <text:p>8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windows, doors</text:p>
          </table:table-cell>
          <table:table-cell office:value-type="string">
            <text:p>Építészet - nyílászáró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Buildings</text:p>
          </table:table-cell>
          <table:table-cell office:value-type="string">
            <text:p>Épületek</text:p>
          </table:table-cell>
          <table:table-cell office:value-type="float" office:value="16">
            <text:p>16</text:p>
          </table:table-cell>
          <table:table-cell office:value-type="string">
            <text:p>Sodipodi</text:p>
          </table:table-cell>
          <table:table-cell office:value-type="string">
            <text:p>1-16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houses</text:p>
          </table:table-cell>
          <table:table-cell/>
        </table:table-row>
        <table:table-row table:style-name="ro1">
          <table:table-cell office:value-type="string">
            <text:p>Flowcharts</text:p>
          </table:table-cell>
          <table:table-cell office:value-type="string">
            <text:p>Folyamatábra</text:p>
          </table:table-cell>
          <table:table-cell office:value-type="float" office:value="30">
            <text:p>30</text:p>
          </table:table-cell>
          <table:table-cell office:value-type="string">
            <text:p>OOExtras.org</text:p>
          </table:table-cell>
          <table:table-cell table:number-columns-repeated="4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Flowcharts 2</text:p>
          </table:table-cell>
          <table:table-cell office:value-type="string">
            <text:p>Folyamatábra 2</text:p>
          </table:table-cell>
          <table:table-cell office:value-type="float" office:value="25">
            <text:p>25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Foral-StudioA</text:p>
          </table:table-cell>
          <table:table-cell office:value-type="string">
            <text:p>Foral-StudioA</text:p>
          </table:table-cell>
          <table:table-cell office:value-type="float" office:value="23">
            <text:p>23</text:p>
          </table:table-cell>
          <table:table-cell office:value-type="string">
            <text:p>OOExtras.org</text:p>
          </table:table-cell>
          <table:table-cell table:number-columns-repeated="4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2">
          <table:table-cell office:value-type="string">
            <text:p>Photos - Fauna</text:p>
          </table:table-cell>
          <table:table-cell office:value-type="string">
            <text:p>Fotók - Élővilág</text:p>
          </table:table-cell>
          <table:table-cell office:value-type="float" office:value="43">
            <text:p>43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2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Buildings</text:p>
          </table:table-cell>
          <table:table-cell office:value-type="string">
            <text:p>Fotók – Épületek</text:p>
          </table:table-cell>
          <table:table-cell office:value-type="float" office:value="20">
            <text:p>20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2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Plants</text:p>
          </table:table-cell>
          <table:table-cell office:value-type="string">
            <text:p>Fotók - Növények</text:p>
          </table:table-cell>
          <table:table-cell office:value-type="float" office:value="56">
            <text:p>56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2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Statues</text:p>
          </table:table-cell>
          <table:table-cell office:value-type="string">
            <text:p>Fotók – Szobrok</text:p>
          </table:table-cell>
          <table:table-cell office:value-type="float" office:value="5">
            <text:p>5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2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Landscapes</text:p>
          </table:table-cell>
          <table:table-cell office:value-type="string">
            <text:p>Fotók - Tájak</text:p>
          </table:table-cell>
          <table:table-cell office:value-type="float" office:value="59">
            <text:p>59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2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Cities</text:p>
          </table:table-cell>
          <table:table-cell office:value-type="string">
            <text:p>Fotók - Városok</text:p>
          </table:table-cell>
          <table:table-cell office:value-type="float" office:value="8">
            <text:p>8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2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Flowers</text:p>
          </table:table-cell>
          <table:table-cell office:value-type="string">
            <text:p>Fotók - Virágok</text:p>
          </table:table-cell>
          <table:table-cell office:value-type="float" office:value="20">
            <text:p>20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2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1">
          <table:table-cell office:value-type="string">
            <text:p>Therapeutics - general</text:p>
          </table:table-cell>
          <table:table-cell office:value-type="string">
            <text:p>Gyógyászat - általános</text:p>
          </table:table-cell>
          <table:table-cell office:value-type="float" office:value="8">
            <text:p>8</text:p>
          </table:table-cell>
          <table:table-cell office:value-type="string">
            <text:p>Xfig</text:p>
          </table:table-cell>
          <table:table-cell table:number-columns-repeated="4"/>
          <table:table-cell office:value-type="string">
            <text:p>Public Domain</text:p>
          </table:table-cell>
          <table:table-cell table:number-columns-repeated="2"/>
        </table:table-row>
        <table:table-row table:style-name="ro1">
          <table:table-cell office:value-type="string">
            <text:p>Weather</text:p>
          </table:table-cell>
          <table:table-cell office:value-type="string">
            <text:p>Időjárás</text:p>
          </table:table-cell>
          <table:table-cell office:value-type="float" office:value="13">
            <text:p>13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Vehicles</text:p>
          </table:table-cell>
          <table:table-cell office:value-type="string">
            <text:p>Járművek</text:p>
          </table:table-cell>
          <table:table-cell office:value-type="float" office:value="41">
            <text:p>41</text:p>
          </table:table-cell>
          <table:table-cell office:value-type="string">
            <text:p>fr.openoffice.org</text:p>
          </table:table-cell>
          <table:table-cell office:value-type="string">
            <text:p>01-40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office:value-type="float" office:value="41">
            <text:p>41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2">
          <table:table-cell office:value-type="string">
            <text:p>Signs</text:p>
          </table:table-cell>
          <table:table-cell office:value-type="string">
            <text:p>Jelek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1-5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office:value-type="string">
            <text:p>01-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office:value-type="string">
            <text:p>60-78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">
            <text:p>79</text:p>
          </table:table-cell>
          <table:table-cell/>
          <table:table-cell office:value-type="string">
            <text:p>Adam Nilsson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Radioactive+sign?content=57782</text:p>
          </table:table-cell>
          <table:table-cell/>
        </table:table-row>
        <table:table-row table:style-name="ro1">
          <table:table-cell office:value-type="string">
            <text:p>Blue Man</text:p>
          </table:table-cell>
          <table:table-cell office:value-type="string">
            <text:p>Kék ember</text:p>
          </table:table-cell>
          <table:table-cell office:value-type="float" office:value="23">
            <text:p>23</text:p>
          </table:table-cell>
          <table:table-cell office:value-type="string">
            <text:p>OOExtras.org</text:p>
          </table:table-cell>
          <table:table-cell table:number-columns-repeated="4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Chemistry - Amino acids</text:p>
          </table:table-cell>
          <table:table-cell office:value-type="string">
            <text:p>Kémia - Aminósavak</text:p>
          </table:table-cell>
          <table:table-cell office:value-type="float" office:value="20">
            <text:p>20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Logical signs</text:p>
          </table:table-cell>
          <table:table-cell office:value-type="string">
            <text:p>Logikai jele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Logical gates</text:p>
          </table:table-cell>
          <table:table-cell office:value-type="string">
            <text:p>Logikai kapuk</text:p>
          </table:table-cell>
          <table:table-cell office:value-type="float" office:value="22">
            <text:p>22</text:p>
          </table:table-cell>
          <table:table-cell office:value-type="string">
            <text:p>OOExtras.org</text:p>
          </table:table-cell>
          <table:table-cell table:number-columns-repeated="4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Logos</text:p>
          </table:table-cell>
          <table:table-cell office:value-type="string">
            <text:p>Logók</text:p>
          </table:table-cell>
          <table:table-cell office:value-type="float" office:value="9">
            <text:p>9</text:p>
          </table:table-cell>
          <table:table-cell office:value-type="string">
            <text:p>OOExtras.org</text:p>
          </table:table-cell>
          <table:table-cell table:style-name="ce2" office:value-type="string">
            <text:p>01-02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office:value-type="string">
            <text:p>03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04</text:p>
          </table:table-cell>
          <table:table-cell/>
          <table:table-cell office:value-type="string">
            <text:p>Twrock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Ubuntu+logo+SVG?content=57816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05-09</text:p>
          </table:table-cell>
          <table:table-cell/>
          <table:table-cell office:value-type="string">
            <text:p>xavier corredor llano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cliparts+buttons?content=57229</text:p>
          </table:table-cell>
          <table:table-cell/>
        </table:table-row>
        <table:table-row table:style-name="ro2">
          <table:table-cell office:value-type="string">
            <text:p>Smilies</text:p>
          </table:table-cell>
          <table:table-cell office:value-type="string">
            <text:p>Mosolyok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rows</text:p>
          </table:table-cell>
          <table:table-cell office:value-type="string">
            <text:p>Nyilak</text:p>
          </table:table-cell>
          <table:table-cell office:value-type="float" office:value="32">
            <text:p>3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1 clock</text:p>
          </table:table-cell>
          <table:table-cell office:value-type="string">
            <text:p>Óra 1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2 clock</text:p>
          </table:table-cell>
          <table:table-cell office:value-type="string">
            <text:p>Óra 2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3 clock</text:p>
          </table:table-cell>
          <table:table-cell office:value-type="string">
            <text:p>Óra 3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4 clock</text:p>
          </table:table-cell>
          <table:table-cell office:value-type="string">
            <text:p>Óra 4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5 clock</text:p>
          </table:table-cell>
          <table:table-cell office:value-type="string">
            <text:p>Óra 5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6 clock</text:p>
          </table:table-cell>
          <table:table-cell office:value-type="string">
            <text:p>Óra 6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7 clock</text:p>
          </table:table-cell>
          <table:table-cell office:value-type="string">
            <text:p>Óra 7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8 clock</text:p>
          </table:table-cell>
          <table:table-cell office:value-type="string">
            <text:p>Óra 8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9 clock</text:p>
          </table:table-cell>
          <table:table-cell office:value-type="string">
            <text:p>Óra 9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0 clock</text:p>
          </table:table-cell>
          <table:table-cell office:value-type="string">
            <text:p>Óra 10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1 clock</text:p>
          </table:table-cell>
          <table:table-cell office:value-type="string">
            <text:p>Óra 11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2 clock</text:p>
          </table:table-cell>
          <table:table-cell office:value-type="string">
            <text:p>Óra 12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Pneumatic - parts</text:p>
          </table:table-cell>
          <table:table-cell office:value-type="string">
            <text:p>Pneumatika - alkatrészek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omputer - general</text:p>
          </table:table-cell>
          <table:table-cell office:value-type="string">
            <text:p>Számítástechnika - általános</text:p>
          </table:table-cell>
          <table:table-cell office:value-type="float" office:value="29">
            <text:p>29</text:p>
          </table:table-cell>
          <table:table-cell office:value-type="string">
            <text:p>Xfig</text:p>
          </table:table-cell>
          <table:table-cell table:style-name="ce2" office:value-type="string">
            <text:p>01-27</text:p>
          </table:table-cell>
          <table:table-cell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office:value-type="string">
            <text:p>28-29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office:value-type="string">
            <text:p>Computer - network</text:p>
          </table:table-cell>
          <table:table-cell office:value-type="string">
            <text:p>Számítástechnika - hálózat</text:p>
          </table:table-cell>
          <table:table-cell office:value-type="float" office:value="32">
            <text:p>32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Computer - network devices</text:p>
          </table:table-cell>
          <table:table-cell office:value-type="string">
            <text:p>Számítástechnika - Hálózati elemek</text:p>
          </table:table-cell>
          <table:table-cell office:value-type="float" office:value="18">
            <text:p>18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Computer - WIFI</text:p>
          </table:table-cell>
          <table:table-cell office:value-type="string">
            <text:p>Számítástechnika - WIFI</text:p>
          </table:table-cell>
          <table:table-cell office:value-type="float" office:value="9">
            <text:p>9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Numbers</text:p>
          </table:table-cell>
          <table:table-cell office:value-type="string">
            <text:p>Számok</text:p>
          </table:table-cell>
          <table:table-cell office:value-type="float" office:value="20">
            <text:p>20</text:p>
          </table:table-cell>
          <table:table-cell office:value-type="string">
            <text:p>fr.openoffice.org</text:p>
          </table:table-cell>
          <table:table-cell table:style-name="ce3" office:value-type="string">
            <text:p>11-20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penOffice.org 1.1.x</text:p>
          </table:table-cell>
          <table:table-cell table:style-name="ce3" office:value-type="string">
            <text:p>01-10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office:value-type="string">
            <text:p>Signs - danger</text:p>
          </table:table-cell>
          <table:table-cell office:value-type="string">
            <text:p>Táblák- Veszély</text:p>
          </table:table-cell>
          <table:table-cell office:value-type="float" office:value="38">
            <text:p>38</text:p>
          </table:table-cell>
          <table:table-cell office:value-type="string">
            <text:p>OOExtras.org</text:p>
          </table:table-cell>
          <table:table-cell/>
          <table:table-cell office:value-type="string">
            <text:p>FloralStudio</text:p>
          </table:table-cell>
          <table:table-cell table:style-name="ce1" office:value-type="string">
            <text:p>Shu Minari </text:p>
          </table:table-cell>
          <table:table-cell table:style-name="ce1" office:value-type="string">
            <text:p><text:a xlink:href="mailto:foral@openoffice">foral@openoffice</text:a>.org </text:p>
          </table:table-cell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2">
          <table:table-cell office:value-type="string">
            <text:p>Objects</text:p>
          </table:table-cell>
          <table:table-cell office:value-type="string">
            <text:p>Tárgyak</text:p>
          </table:table-cell>
          <table:table-cell office:value-type="float" office:value="295">
            <text:p>295</text:p>
          </table:table-cell>
          <table:table-cell office:value-type="string">
            <text:p>OpenOffice.org</text:p>
          </table:table-cell>
          <table:table-cell office:value-type="string">
            <text:p>1-6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7-18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19-32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office:value-type="string">
            <text:p>33-295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Africa</text:p>
          </table:table-cell>
          <table:table-cell office:value-type="string">
            <text:p>Térkép - Afrika</text:p>
          </table:table-cell>
          <table:table-cell office:value-type="float" office:value="42">
            <text:p>42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United States of America</text:p>
          </table:table-cell>
          <table:table-cell office:value-type="string">
            <text:p>Térkép - Amerikai Egyesült Államok</text:p>
          </table:table-cell>
          <table:table-cell office:value-type="float" office:value="51">
            <text:p>51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ustralia</text:p>
          </table:table-cell>
          <table:table-cell office:value-type="string">
            <text:p>Térkép - Ausztrália</text:p>
          </table:table-cell>
          <table:table-cell office:value-type="float" office:value="2">
            <text:p>2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sia</text:p>
          </table:table-cell>
          <table:table-cell office:value-type="string">
            <text:p>Térkép - Ázsia</text:p>
          </table:table-cell>
          <table:table-cell office:value-type="float" office:value="19">
            <text:p>19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South America</text:p>
          </table:table-cell>
          <table:table-cell office:value-type="string">
            <text:p>Térkép - Dél-Amerika</text:p>
          </table:table-cell>
          <table:table-cell office:value-type="float" office:value="14">
            <text:p>14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Europe</text:p>
          </table:table-cell>
          <table:table-cell office:value-type="string">
            <text:p>Térkép - Európa</text:p>
          </table:table-cell>
          <table:table-cell office:value-type="float" office:value="17">
            <text:p>17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Europe 1</text:p>
          </table:table-cell>
          <table:table-cell office:value-type="string">
            <text:p>Térkép - Európa 1</text:p>
          </table:table-cell>
          <table:table-cell office:value-type="float" office:value="30">
            <text:p>30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France</text:p>
          </table:table-cell>
          <table:table-cell office:value-type="string">
            <text:p>Térkép - Franciaország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France - countries</text:p>
          </table:table-cell>
          <table:table-cell office:value-type="string">
            <text:p>Térkép - Franciaország - régiók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signs</text:p>
          </table:table-cell>
          <table:table-cell office:value-type="string">
            <text:p>Térkép - jelek</text:p>
          </table:table-cell>
          <table:table-cell office:value-type="float" office:value="112">
            <text:p>112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Canada</text:p>
          </table:table-cell>
          <table:table-cell office:value-type="string">
            <text:p>Térkép – Kanada</text:p>
          </table:table-cell>
          <table:table-cell office:value-type="float" office:value="11">
            <text:p>11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Continents</text:p>
          </table:table-cell>
          <table:table-cell office:value-type="string">
            <text:p>Térkép – Kontinensek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Middle East</text:p>
          </table:table-cell>
          <table:table-cell office:value-type="string">
            <text:p>Térkép – Közel-Kelet</text:p>
          </table:table-cell>
          <table:table-cell office:value-type="float" office:value="13">
            <text:p>13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Middle America</text:p>
          </table:table-cell>
          <table:table-cell office:value-type="string">
            <text:p>Térkép - Közép-Amerika</text:p>
          </table:table-cell>
          <table:table-cell office:value-type="float" office:value="8">
            <text:p>8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Middle ages</text:p>
          </table:table-cell>
          <table:table-cell office:value-type="string">
            <text:p>Térkép - Középkor</text:p>
          </table:table-cell>
          <table:table-cell office:value-type="float" office:value="19">
            <text:p>19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Mexico</text:p>
          </table:table-cell>
          <table:table-cell office:value-type="string">
            <text:p>Térkép – Mexikó</text:p>
          </table:table-cell>
          <table:table-cell office:value-type="float" office:value="34">
            <text:p>34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ncient times</text:p>
          </table:table-cell>
          <table:table-cell office:value-type="string">
            <text:p>Térkép - Ókor</text:p>
          </table:table-cell>
          <table:table-cell office:value-type="float" office:value="7">
            <text:p>7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simbols</text:p>
          </table:table-cell>
          <table:table-cell office:value-type="string">
            <text:p>Térkép - rajzjelek</text:p>
          </table:table-cell>
          <table:table-cell office:value-type="float" office:value="46">
            <text:p>46</text:p>
          </table:table-cell>
          <table:table-cell office:value-type="string">
            <text:p>fr.openoffice.org</text:p>
          </table:table-cell>
          <table:table-cell table:style-name="ce2" office:value-type="string">
            <text:p>1-4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dipodi</text:p>
          </table:table-cell>
          <table:table-cell office:value-type="string">
            <text:p>5-46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mapsymbols</text:p>
          </table:table-cell>
          <table:table-cell/>
        </table:table-row>
        <table:table-row table:style-name="ro1">
          <table:table-cell office:value-type="string">
            <text:p>Maps - history - 1900</text:p>
          </table:table-cell>
          <table:table-cell office:value-type="string">
            <text:p>Térkép - történelem - 1900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World</text:p>
          </table:table-cell>
          <table:table-cell office:value-type="string">
            <text:p>Térkép - Világ</text:p>
          </table:table-cell>
          <table:table-cell office:value-type="float" office:value="10">
            <text:p>10</text:p>
          </table:table-cell>
          <table:table-cell office:value-type="string">
            <text:p>fr.openoffice.org</text:p>
          </table:table-cell>
          <table:table-cell office:value-type="string">
            <text:p>01-09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office:value-type="string">
            <text:p>Crops</text:p>
          </table:table-cell>
          <table:table-cell office:value-type="string">
            <text:p>Termények</text:p>
          </table:table-cell>
          <table:table-cell office:value-type="float" office:value="39">
            <text:p>39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Fractions</text:p>
          </table:table-cell>
          <table:table-cell office:value-type="string">
            <text:p>Törtek</text:p>
          </table:table-cell>
          <table:table-cell office:value-type="float" office:value="36">
            <text:p>36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2">
          <table:table-cell office:value-type="string">
            <text:p>Flags</text:p>
          </table:table-cell>
          <table:table-cell office:value-type="string">
            <text:p>Zászlók</text:p>
          </table:table-cell>
          <table:table-cell office:value-type="float" office:value="306">
            <text:p>306</text:p>
          </table:table-cell>
          <table:table-cell office:value-type="string">
            <text:p>Sodipodi</text:p>
          </table:table-cell>
          <table:table-cell office:value-type="string">
            <text:p>0-281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flags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282-306</text:p>
          </table:table-cell>
          <table:table-cell/>
          <table:table-cell office:value-type="string">
            <text:p>David Cannings</text:p>
          </table:table-cell>
          <table:table-cell office:value-type="string">
            <text:p>david@edeca.net</text:p>
          </table:table-cell>
          <table:table-cell office:value-type="string">
            <text:p>CC by-sa 2.0</text:p>
          </table:table-cell>
          <table:table-cell office:value-type="string">
            <text:p>http://edeca.net</text:p>
          </table:table-cell>
          <table:table-cell/>
        </table:table-row>
        <table:table-row table:style-name="ro1">
          <table:table-cell office:value-type="string">
            <text:p>Music - instruments</text:p>
          </table:table-cell>
          <table:table-cell office:value-type="string">
            <text:p>Zene - hangszer</text:p>
          </table:table-cell>
          <table:table-cell office:value-type="float" office:value="3">
            <text:p>3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usic - sheet music</text:p>
          </table:table-cell>
          <table:table-cell office:value-type="string">
            <text:p>Zene - kotta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Special Pictogramms</text:p>
          </table:table-cell>
          <table:table-cell office:value-type="string">
            <text:p>Speciális piktogramok</text:p>
          </table:table-cell>
          <table:table-cell office:value-type="float" office:value="26">
            <text:p>26</text:p>
          </table:table-cell>
          <table:table-cell table:style-name="ce1" office:value-type="string">
            <text:p>Fressnapf </text:p>
          </table:table-cell>
          <table:table-cell table:style-name="ce1"/>
          <table:table-cell table:number-columns-repeated="3"/>
          <table:table-cell office:value-type="string">
            <text:p>LGPL</text:p>
          </table:table-cell>
          <table:table-cell office:value-type="string">
            <text:p>http://qa.openoffice.org/issues/show_bug.cgi?id=66738</text:p>
          </table:table-cell>
          <table:table-cell/>
        </table:table-row>
        <table:table-row table:style-name="ro2">
          <table:table-cell office:value-type="string">
            <text:p>Photos - Celebration</text:p>
          </table:table-cell>
          <table:table-cell office:value-type="string">
            <text:p>Fotók – Ünnepek</text:p>
          </table:table-cell>
          <table:table-cell office:value-type="float" office:value="2">
            <text:p>2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office:value-type="string">
            <text:p>Photos - Foods and Drinks</text:p>
          </table:table-cell>
          <table:table-cell office:value-type="string">
            <text:p>Fotók – Ételek és Italok</text:p>
          </table:table-cell>
          <table:table-cell office:value-type="float" office:value="7">
            <text:p>7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office:value-type="string">
            <text:p>Photos – Humans</text:p>
          </table:table-cell>
          <table:table-cell office:value-type="string">
            <text:p>Fotók – Emberek</text:p>
          </table:table-cell>
          <table:table-cell office:value-type="float" office:value="6">
            <text:p>6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office:value-type="string">
            <text:p>Photos - Objects</text:p>
          </table:table-cell>
          <table:table-cell office:value-type="string">
            <text:p>Fotók – Tárgyak</text:p>
          </table:table-cell>
          <table:table-cell office:value-type="float" office:value="18">
            <text:p>18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office:value-type="string">
            <text:p>Photos - Space</text:p>
          </table:table-cell>
          <table:table-cell office:value-type="string">
            <text:p>Fotók – Világűr</text:p>
          </table:table-cell>
          <table:table-cell office:value-type="float" office:value="19">
            <text:p>19</text:p>
          </table:table-cell>
          <table:table-cell office:value-type="string">
            <text:p>NASA</text:p>
          </table:table-cell>
          <table:table-cell office:value-type="string">
            <text:p>Wikimedia_Space_*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<text:a xlink:href="http://www.jsc.nasa.gov/policies.html">http://www.jsc.nasa.gov/policies.html</text:a></text:p>
          </table:table-cell>
          <table:table-cell/>
        </table:table-row>
        <table:table-row table:style-name="ro2">
          <table:table-cell office:value-type="string">
            <text:p>Photos - Travel</text:p>
          </table:table-cell>
          <table:table-cell office:value-type="string">
            <text:p>Fotók – Utazás</text:p>
          </table:table-cell>
          <table:table-cell office:value-type="float" office:value="6">
            <text:p>6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office:value-type="string">
            <text:p>OpenOffice.org logos</text:p>
          </table:table-cell>
          <table:table-cell office:value-type="string">
            <text:p>Openoffice.org logók</text:p>
          </table:table-cell>
          <table:table-cell office:value-type="float" office:value="4">
            <text:p>4</text:p>
          </table:table-cell>
          <table:table-cell office:value-type="string">
            <text:p>OpenOffice.org</text:p>
          </table:table-cell>
          <table:table-cell table:number-columns-repeated="4"/>
          <table:table-cell office:value-type="string">
            <text:p>LGPL</text:p>
          </table:table-cell>
          <table:table-cell office:value-type="string">
            <text:p><text:a xlink:href="http://www.openoffice.org/">http://www.openoffice.org/</text:a></text:p>
          </table:table-cell>
          <table:table-cell/>
        </table:table-row>
        <table:table-row table:style-name="ro1">
          <table:table-cell office:value-type="string">
            <text:p>Buildings</text:p>
          </table:table-cell>
          <table:table-cell office:value-type="string">
            <text:p>Épületek</text:p>
          </table:table-cell>
          <table:table-cell office:value-type="float" office:value="16">
            <text:p>16</text:p>
          </table:table-cell>
          <table:table-cell office:value-type="string">
            <text:p>Sodipodi</text:p>
          </table:table-cell>
          <table:table-cell table:number-columns-repeated="4"/>
          <table:table-cell office:value-type="string">
            <text:p>Public Domain</text:p>
          </table:table-cell>
          <table:table-cell office:value-type="string">
            <text:p>http://www.sodipodi.com/index.php3?section=clipart/houses</text:p>
          </table:table-cell>
          <table:table-cell/>
        </table:table-row>
        <table:table-row table:style-name="ro1">
          <table:table-cell office:value-type="string">
            <text:p>Relegion</text:p>
          </table:table-cell>
          <table:table-cell office:value-type="string">
            <text:p>Vallás</text:p>
          </table:table-cell>
          <table:table-cell office:value-type="float" office:value="22">
            <text:p>22</text:p>
          </table:table-cell>
          <table:table-cell office:value-type="string">
            <text:p>VectorPortal.com</text:p>
          </table:table-cell>
          <table:table-cell table:number-columns-repeated="2"/>
          <table:table-cell office:value-type="string">
            <text:p>Boris Maric</text:p>
          </table:table-cell>
          <table:table-cell table:style-name="ce4" office:value-type="string">
            <text:p><text:a xlink:href="mailto:borismaric@email.com">borismaric@email.com</text:a> </text:p>
          </table:table-cell>
          <table:table-cell office:value-type="string">
            <text:p>LGPL</text:p>
          </table:table-cell>
          <table:table-cell office:value-type="string">
            <text:p>http://www.vectorportal.com/</text:p>
          </table:table-cell>
          <table:table-cell/>
        </table:table-row>
        <table:table-row table:style-name="ro1">
          <table:table-cell office:value-type="string">
            <text:p>Homepage 2</text:p>
          </table:table-cell>
          <table:table-cell office:value-type="string">
            <text:p>Honlap 2</text:p>
          </table:table-cell>
          <table:table-cell office:value-type="float" office:value="36">
            <text:p>36</text:p>
          </table:table-cell>
          <table:table-cell office:value-type="string">
            <text:p>OpenOffice.org</text:p>
          </table:table-cell>
          <table:table-cell/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formula="oooc:=SUM([.C2:.C155])" office:value-type="float" office:value="3323">
            <text:p>3323</text:p>
          </table:table-cell>
          <table:table-cell table:number-columns-repeated="8"/>
        </table:table-row>
      </table:table>
      <table:table table:name="Munkalap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Munkalap1.A1:Munkalap1.J15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hu" fo:country="HU" style:font-name-asian="Lucida Sans Unicode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5">05/15/2007</text:date>, <text:time>18:55:51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5-08-05T18:33:58</meta:creation-date>
    <dc:date>2007-05-15T18:55:50</dc:date>
    <dc:language>hu-HU</dc:language>
    <meta:editing-cycles>118</meta:editing-cycles>
    <meta:editing-duration>PT5H3M37S</meta:editing-duration>
    <meta:user-defined meta:name="Info 1"/>
    <meta:user-defined meta:name="Info 2"/>
    <meta:user-defined meta:name="Info 3"/>
    <meta:user-defined meta:name="Info 4"/>
    <meta:document-statistic meta:table-count="3" meta:cell-count="933"/>
  </office:meta>
</office:document-meta>
</file>